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2ceb8" officeooo:paragraph-rsid="0002ceb8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47eec" officeooo:paragraph-rsid="00047eec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83cbe" officeooo:paragraph-rsid="00083cbe" style:font-size-asian="13pt" style:font-weight-asian="normal" style:font-size-complex="13pt" style:font-weight-complex="normal"/>
    </style:style>
    <style:style style:name="T1" style:family="text">
      <style:text-properties fo:font-size="15pt" style:text-underline-style="solid" style:text-underline-width="auto" style:text-underline-color="font-color" fo:font-weight="bold" officeooo:rsid="0002ceb8" style:font-size-asian="15pt" style:font-weight-asian="bold" style:font-size-complex="15pt" style:font-weight-complex="bold"/>
    </style:style>
    <style:style style:name="T2" style:family="text">
      <style:text-properties officeooo:rsid="00047eec"/>
    </style:style>
    <style:style style:name="T3" style:family="text">
      <style:text-properties officeooo:rsid="0005b8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Note de cadrage</text:span></text:p>
      <text:p text:style-name="P1"><text:span text:style-name="T1"/></text:p>
      <text:p text:style-name="P1"><text:span text:style-name="T1"/></text:p>
      <text:p text:style-name="P2">Date : 12/12/2019</text:p>
      <text:p text:style-name="P2"/>
      <text:p text:style-name="P2">Organisme : Le paysan urbain </text:p>
      <text:p text:style-name="P2">Equipe projet : Djoumbé, Bertrand, Dimitri, Donald, Patrick</text:p>
      <text:p text:style-name="P2">Tuteur : Mr Frappe Lourde</text:p>
      <text:p text:style-name="P2">Autres parties prenants : Dora l’exploratrice, Lara Croft</text:p>
      <text:p text:style-name="P2"/>
      <text:p text:style-name="P2"/>
      <text:p text:style-name="P2">Projet : Micro-Pousse </text:p>
      <text:p text:style-name="P2">Nature du projet : mené par une équipe de dev data pour la conception de données <text:span text:style-name="T2">et modélisation de données dans un but pédagogique ;</text:span></text:p>
      <text:p text:style-name="P2"/>
      <text:p text:style-name="P3">Son objet principal est de créer de trier, repartir et classifier les données pour mieux voi<text:span text:style-name="T3">r au mieux l’optimisation qui doit être faite sur la répartition agricole des micropousse.</text:span></text:p>
      <text:p text:style-name="P3"/>
      <text:p text:style-name="P3"/>
      <text:p text:style-name="P4">Ses objectifs : </text:p>
      <text:p text:style-name="P4">- Optimisation des ressources de l’entreprise</text:p>
      <text:p text:style-name="P4">- <text:s/>Analyse des collectes disponibles</text:p>
      <text:p text:style-name="P4">- Structuration et amélioration des collectes.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6:34:47.464242396</meta:creation-date>
    <dc:date>2019-12-12T17:17:53.491931100</dc:date>
    <meta:editing-duration>PT2M12S</meta:editing-duration>
    <meta:editing-cycles>1</meta:editing-cycles>
    <meta:document-statistic meta:table-count="0" meta:image-count="0" meta:object-count="0" meta:page-count="1" meta:paragraph-count="13" meta:word-count="109" meta:character-count="684" meta:non-whitespace-character-count="582"/>
    <meta:generator>LibreOffice/6.0.7.3$Linux_X86_64 LibreOffice_project/00m0$Build-3</meta:generator>
  </office:meta>
</office:document-meta>
</file>